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¸¼Àº °íµñ" svg:font-family="'¸¼Àº °íµñ'"/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>
      <style:text-properties style:font-name="맑은 고딕" fo:font-size="11pt" style:font-name-asian="맑은 고딕" style:font-size-asian="11pt" style:font-size-complex="11pt"/>
    </style:style>
    <style:style style:name="P2" style:family="paragraph" style:parent-style-name="Text_20_body">
      <style:text-properties style:font-name="맑은 고딕" fo:font-size="11pt" style:font-name-asian="맑은 고딕" style:font-size-asian="11pt" style:language-asian="ko" style:country-asian="KR" style:font-size-complex="11pt"/>
    </style:style>
    <style:style style:name="P3" style:family="paragraph" style:parent-style-name="Text_20_body">
      <style:paragraph-properties fo:margin-top="0cm" fo:margin-bottom="0cm" fo:padding="0cm" fo:border="none"/>
    </style:style>
    <style:style style:name="P4" style:family="paragraph" style:parent-style-name="Text_20_body" style:list-style-name="L2">
      <style:paragraph-properties fo:margin-top="0cm" fo:margin-bottom="0cm" fo:padding="0cm" fo:border="none"/>
      <style:text-properties style:language-asian="ko" style:country-asian="KR"/>
    </style:style>
    <style:style style:name="P5" style:family="paragraph" style:parent-style-name="Text_20_body">
      <style:paragraph-properties fo:padding="0cm" fo:border="none"/>
      <style:text-properties fo:font-size="18pt" style:font-size-asian="18pt" style:font-size-complex="18pt"/>
    </style:style>
    <style:style style:name="P6" style:family="paragraph" style:parent-style-name="Text_20_body">
      <style:paragraph-properties fo:padding="0cm" fo:border="none"/>
      <style:text-properties style:font-name="맑은 고딕" fo:font-size="11pt" style:font-name-asian="맑은 고딕" style:font-size-asian="11pt" style:font-size-complex="11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¸¼Àº °íµñ" fo:font-size="10pt" style:font-name-asian="¸¼Àº °íµñ" style:font-size-asian="10pt" style:font-name-complex="¸¼Àº °íµñ" style:font-size-complex="10pt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font-size="10pt" style:font-size-asian="10pt" style:font-size-complex="10pt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맑은 고딕" fo:font-size="8pt" style:font-size-asian="8pt" style:font-size-complex="8pt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맑은 고딕" fo:font-size="8pt" style:font-name-asian="맑은 고딕" style:font-size-asian="8pt" style:font-size-complex="8pt"/>
    </style:style>
    <style:style style:name="P1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맑은 고딕" fo:font-size="11pt" style:font-name-asian="맑은 고딕" style:font-size-asian="11pt" style:font-name-complex="¸¼Àº °íµñ" style:font-size-complex="11pt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맑은 고딕" fo:font-size="11pt" style:font-name-asian="맑은 고딕" style:font-size-asian="11pt" style:font-size-complex="11pt"/>
    </style:style>
    <style:style style:name="P13" style:family="paragraph" style:parent-style-name="Standard">
      <style:paragraph-properties fo:padding="0cm" fo:border="none"/>
      <style:text-properties style:font-name="¸¼Àº °íµñ" fo:font-size="10pt" fo:font-weight="normal" style:font-name-asian="¸¼Àº °íµñ" style:font-size-asian="10pt" style:font-weight-asian="normal" style:font-name-complex="¸¼Àº °íµñ" style:font-size-complex="10pt" style:font-weight-complex="normal"/>
    </style:style>
    <style:style style:name="P14" style:family="paragraph" style:parent-style-name="Standard">
      <style:paragraph-properties fo:padding="0cm" fo:border="none"/>
      <style:text-properties style:font-name="맑은 고딕" fo:font-size="14pt" fo:font-weight="normal" style:font-name-asian="맑은 고딕" style:font-size-asian="14pt" style:language-asian="ko" style:country-asian="KR" style:font-weight-asian="normal" style:font-name-complex="¸¼Àº °íµñ" style:font-size-complex="14pt" style:font-weight-complex="normal"/>
    </style:style>
    <style:style style:name="P15" style:family="paragraph" style:parent-style-name="Standard">
      <style:paragraph-properties fo:padding="0cm" fo:border="none"/>
      <style:text-properties style:font-name="맑은 고딕" fo:font-size="14pt" fo:font-weight="normal" style:font-name-asian="맑은 고딕" style:font-size-asian="14pt" style:font-weight-asian="normal" style:font-name-complex="¸¼Àº °íµñ" style:font-size-complex="14pt" style:font-weight-complex="normal"/>
    </style:style>
    <style:style style:name="P16" style:family="paragraph" style:parent-style-name="Heading_20_2">
      <style:paragraph-properties fo:padding="0cm" fo:border="none"/>
    </style:style>
    <style:style style:name="T1" style:family="text">
      <style:text-properties style:language-asian="ko" style:country-asian="KR"/>
    </style:style>
    <style:style style:name="T2" style:family="text">
      <style:text-properties style:language-asian="ko" style:country-asian="KR" style:font-name-complex="¸¼Àº °íµñ"/>
    </style:style>
    <style:style style:name="T3" style:family="text">
      <style:text-properties fo:color="#7f0055" fo:font-weight="bold" style:font-weight-asian="bold" style:font-weight-complex="bold"/>
    </style:style>
    <style:style style:name="T4" style:family="text">
      <style:text-properties fo:color="#7f0055" fo:font-weight="bold" style:language-asian="ko" style:country-asian="KR" style:font-weight-asian="bold" style:font-weight-complex="bold"/>
    </style:style>
    <style:style style:name="T5" style:family="text">
      <style:text-properties fo:color="#7f0055" style:font-name="¸¼Àº °íµñ" fo:font-weight="bold" style:font-name-asian="¸¼Àº °íµñ" style:font-weight-asian="bold" style:font-name-complex="¸¼Àº °íµñ" style:font-weight-complex="bold"/>
    </style:style>
    <style:style style:name="T6" style:family="text">
      <style:text-properties fo:color="#7f0055" fo:font-weight="normal" style:language-asian="ko" style:country-asian="KR" style:font-weight-asian="normal" style:font-weight-complex="normal"/>
    </style:style>
    <style:style style:name="T7" style:family="text">
      <style:text-properties fo:color="#000000"/>
    </style:style>
    <style:style style:name="T8" style:family="text">
      <style:text-properties fo:color="#000000" style:language-asian="ko" style:country-asian="KR"/>
    </style:style>
    <style:style style:name="T9" style:family="text">
      <style:text-properties fo:color="#000000" style:font-name="¸¼Àº °íµñ" style:font-name-asian="¸¼Àº °íµñ" style:font-name-complex="¸¼Àº °íµñ"/>
    </style:style>
    <style:style style:name="T10" style:family="text">
      <style:text-properties fo:color="#000000" style:text-underline-style="solid" style:text-underline-width="auto" style:text-underline-color="font-color"/>
    </style:style>
    <style:style style:name="T11" style:family="text">
      <style:text-properties fo:color="#800000"/>
    </style:style>
    <style:style style:name="T12" style:family="text">
      <style:text-properties style:font-name-asian="¸¼Àº °íµñ" style:font-name-complex="¸¼Àº °íµñ"/>
    </style:style>
    <style:style style:name="T13" style:family="text">
      <style:text-properties style:font-name="맑은 고딕" fo:font-size="11pt" style:font-name-asian="맑은 고딕" style:font-size-asian="11pt" style:font-size-complex="11pt"/>
    </style:style>
    <style:style style:name="T14" style:family="text">
      <style:text-properties style:font-name="맑은 고딕" fo:font-size="11pt" style:font-name-asian="맑은 고딕" style:font-size-asian="11pt" style:language-asian="ko" style:country-asian="KR" style:font-size-complex="11pt"/>
    </style:style>
    <style:style style:name="T15" style:family="text">
      <style:text-properties style:font-name-complex="¸¼Àº °íµñ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language-asian="ko" style:country-asian="KR" style:font-weight-asian="bold" style:font-weight-complex="bold"/>
    </style:style>
    <style:style style:name="T18" style:family="text">
      <style:text-properties fo:color="#f12e5f" style:font-name="¸¼Àº °íµñ" fo:font-size="10pt" fo:font-weight="bold" style:font-name-asian="¸¼Àº °íµñ" style:font-size-asian="10pt" style:language-asian="ko" style:country-asian="KR" style:font-weight-asian="bold" style:font-name-complex="¸¼Àº °íµñ" style:font-size-complex="10pt" style:font-weight-complex="bold"/>
    </style:style>
    <style:style style:name="T19" style:family="text">
      <style:text-properties fo:color="#f12e5f" style:font-name="¸¼Àº °íµñ" fo:font-size="10pt" fo:font-weight="bold" style:font-name-asian="¸¼Àº °íµñ" style:font-size-asian="10pt" style:font-weight-asian="bold" style:font-name-complex="¸¼Àº °íµñ" style:font-size-complex="10pt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wrap">
        <text:section text:style-name="Sect1" text:name="container_w">
          <text:h text:style-name="Heading_20_2" text:outline-level="2">소개글</text:h>
          <text:p text:style-name="P1">자바 이용해 작업한 GUI 프로그램입니다.</text:p>
          <text:p text:style-name="P1">TeamView<text:span text:style-name="T1">나 원격제어 프로그램들을 보면서 생각해보고 만들어본 </text:span></text:p>
          <text:p text:style-name="P1"><text:span text:style-name="T1">동영상 스트리밍 구현해본 샘플 소스입니다.</text:span></text:p>
          <text:p text:style-name="P1"><text:span text:style-name="T18"/></text:p>
          <text:p text:style-name="P1"><text:span text:style-name="T18">Robo class의 <text:s/>createScreenCapture() 화면 캡쳐해 실시간으로 서버에 전송하는 예제 소스입니다. <text:s/></text:span></text:p>
          <text:p text:style-name="P1"><text:span text:style-name="T18">java.socket <text:s/>+ java.io + java.awt.Robo + javax.swing 을 이용한 샘플입니다.</text:span></text:p>
          <text:p text:style-name="P2"><text:span text:style-name="T19"/></text:p>
          <text:p text:style-name="P1">데이터베이스나 기타 환경 설정을 할 필요 없이 바로 실행 가능합니다.<text:line-break/><text:span text:style-name="T1">이클립스,</text:span>넷빈즈에서 자바 GUI를 공부하실 때 사용하실 수 있을 겁니다.</text:p>
          <text:p text:style-name="Text_20_body"><text:line-break/><text:line-break/>● 압축 파일 내용 ●<text:line-break/><text:line-break/><text:span text:style-name="T13">TeamViewServer.java : </text:span><text:span text:style-name="T14">스트림서버 자바 소스 코드</text:span></text:p>
          <text:p text:style-name="P1">TeamViewClient.java : <text:span text:style-name="T1">스티림클라이언트 </text:span>자바 소스 코드</text:p>
          <text:p text:style-name="P1">TeamViewer2 : <text:span text:style-name="T1">동영상 스트리밍 구현 샘플 </text:span>프로젝트 <text:span text:style-name="T1">폴더</text:span><text:line-break/><text:line-break/>실행 화면.jpg : 예시 실행 화면을 보여주는 이미지 파일</text:p>
          <text:p text:style-name="P1"/>
          <text:h text:style-name="Heading_20_2" text:outline-level="2">컴파일 실행환경 <text:span text:style-name="T1">및 도구툴 정보</text:span></text:h>
          <text:p text:style-name="P6"><text:span text:style-name="T1">운영체제 - </text:span>Window7</text:p>
          <text:p text:style-name="P1"><text:span text:style-name="T1">자바SDK - <text:s/></text:span>java version "1.8.0_102"</text:p>
          <text:p text:style-name="P1">Java(TM) SE Runtime Environment (build 1.8.0_102-b14)</text:p>
          <text:p text:style-name="P1">Java HotSpot(TM) 64-Bit Server VM (build 25.102-b14, mixed mode)</text:p>
          <text:p text:style-name="P6"><text:span text:style-name="T2">자바 Tool </text:span></text:p>
          <text:p text:style-name="P6"><text:span text:style-name="T15">1) Eclipse Java EE IDE for </text:span><text:span text:style-name="T15">Web</text:span><text:span text:style-name="T15"> Developers.</text:span></text:p>
          <text:p text:style-name="P11"><text:tab/>ersion: Neon Release (4.6.0)</text:p>
          <text:p text:style-name="P12"><text:span text:style-name="T15"><text:tab/>uild id: 20160613-1800</text:span></text:p>
          <text:p text:style-name="P12"><text:span text:style-name="T15">2) NetBeans IDE 8.2</text:span></text:p>
          <text:p text:style-name="P10"><text:span text:style-name="T15"/></text:p>
          <text:p text:style-name="P9"><text:soft-page-break/><text:span text:style-name="T12"/></text:p>
          <text:p text:style-name="P9"><text:span text:style-name="T12"/></text:p>
          <text:p text:style-name="P9"><text:span text:style-name="T12"/></text:p>
          <text:p text:style-name="P9"><text:span text:style-name="T12"/></text:p>
          <text:p text:style-name="P5"><text:span text:style-name="T16">Java API </text:span><text:span text:style-name="T17">사용목록</text:span></text:p>
          <text:p text:style-name="P15"><text:span text:style-name="T4">Server 사용 API</text:span></text:p>
          <text:p text:style-name="P13"><text:span text:style-name="T4">package</text:span><text:span text:style-name="T8"> TeamViewer2;</text:span></text:p>
          <text:p text:style-name="P7"/>
          <text:p text:style-name="P7"><text:span text:style-name="T3">import</text:span><text:span text:style-name="T7"> java.awt.Image;</text:span></text:p>
          <text:p text:style-name="P7"><text:span text:style-name="T3">import</text:span><text:span text:style-name="T7"> java.io.IOException;</text:span></text:p>
          <text:p text:style-name="P7"><text:span text:style-name="T3">import</text:span><text:span text:style-name="T7"> java.io.ObjectInputStream;</text:span></text:p>
          <text:p text:style-name="P7"><text:span text:style-name="T3">import</text:span><text:span text:style-name="T7"> java.net.ServerSocket;</text:span></text:p>
          <text:p text:style-name="P7"><text:span text:style-name="T3">import</text:span><text:span text:style-name="T7"> </text:span><text:span text:style-name="T10">java.net.Socket</text:span><text:span text:style-name="T7">;</text:span></text:p>
          <text:p text:style-name="P7"><text:span text:style-name="T3">import</text:span><text:span text:style-name="T7"> java.net.SocketTimeoutException;</text:span></text:p>
          <text:p text:style-name="P7"><text:span text:style-name="T3">import</text:span><text:span text:style-name="T7"> java.util.Random;</text:span></text:p>
          <text:p text:style-name="P7"><text:span text:style-name="T3">import</text:span><text:span text:style-name="T7"> javax.swing.ImageIcon;</text:span></text:p>
          <text:p text:style-name="P7"><text:span text:style-name="T3">import</text:span><text:span text:style-name="T7"> javax.swing.JLabel;</text:span></text:p>
          <text:p text:style-name="P7"><text:span text:style-name="T3">import</text:span><text:span text:style-name="T7"> </text:span><text:span text:style-name="T10">javax.swing.JScrollPane</text:span><text:span text:style-name="T7">;</text:span></text:p>
          <text:p text:style-name="P7"><text:span text:style-name="T3">import</text:span><text:span text:style-name="T7"> javax.swing.JFrame;</text:span></text:p>
          <text:p text:style-name="P7"><text:span text:style-name="T6"/></text:p>
          <text:p text:style-name="P13"><text:span text:style-name="T4"/></text:p>
          <text:p text:style-name="P14"><text:span text:style-name="T3">Client 사용 API</text:span></text:p>
          <text:p text:style-name="P13"><text:span text:style-name="T4">import</text:span><text:span text:style-name="T8"> java.awt.AWTException;</text:span></text:p>
          <text:p text:style-name="P7"><text:span text:style-name="T3">import</text:span><text:span text:style-name="T7"> java.awt.Dimension;</text:span></text:p>
          <text:p text:style-name="P7"><text:span text:style-name="T3">import</text:span><text:span text:style-name="T7"> java.awt.Rectangle;</text:span></text:p>
          <text:p text:style-name="P7"><text:span text:style-name="T3">import</text:span><text:span text:style-name="T7"> java.awt.</text:span><text:span text:style-name="T11">Robot</text:span><text:span text:style-name="T7">;</text:span></text:p>
          <text:p text:style-name="P7"><text:span text:style-name="T3">import</text:span><text:span text:style-name="T7"> java.awt.</text:span><text:span text:style-name="T11">Toolkit</text:span><text:span text:style-name="T7">;</text:span></text:p>
          <text:p text:style-name="P7"><text:span text:style-name="T3">import</text:span><text:span text:style-name="T7"> java.awt.image.BufferedImage;</text:span></text:p>
          <text:p text:style-name="P7"><text:span text:style-name="T3">import</text:span><text:span text:style-name="T7"> java.io.File;</text:span></text:p>
          <text:p text:style-name="P7"><text:span text:style-name="T3">import</text:span><text:span text:style-name="T7"> java.io.IOException;</text:span></text:p>
          <text:p text:style-name="P7"><text:span text:style-name="T3">import</text:span><text:span text:style-name="T7"> java.io.ObjectOutputStream;</text:span></text:p>
          <text:p text:style-name="P7"><text:span text:style-name="T3">import</text:span><text:span text:style-name="T7"> java.net.Socket;</text:span></text:p>
          <text:p text:style-name="P7"/>
          <text:p text:style-name="P7"><text:span text:style-name="T3">import</text:span><text:span text:style-name="T7"> javax.imageio.ImageIO;</text:span></text:p>
          <text:p text:style-name="P7"><text:span text:style-name="T3">import</text:span><text:span text:style-name="T7"> javax.swing.ImageIcon;</text:span></text:p>
          <text:p text:style-name="P8"><text:span text:style-name="T5">import</text:span><text:span text:style-name="T9"> javax.swing.JLabel;</text:span></text:p>
          <text:p text:style-name="P8"><text:span text:style-name="T9"/></text:p>
          <text:p text:style-name="P8"/>
          <text:h text:style-name="P16" text:outline-level="2"><text:span text:style-name="T1">실행방법</text:span></text:h>
          <text:list xml:id="list234057388683312580" text:style-name="L2">
            <text:list-item>
              <text:p text:style-name="P4">이클립스 실행하시고 팩키지를 TeamViewer2를 만듭니다.</text:p>
            </text:list-item>
            <text:list-item>
              <text:p text:style-name="P4">다운받은 파일을 압축해제합니다.</text:p>
            </text:list-item>
            <text:list-item>
              <text:p text:style-name="P4">다운받은 파일(TeamViewClient,TeamViewServer)을 팩키지안에 붙여넣기 합니다.</text:p>
            </text:list-item>
            <text:list-item>
              <text:p text:style-name="P4">이클립스에서 TeamViewServer를 선택하고 Run(shift+F11) 합니다.</text:p>
            </text:list-item>
            <text:list-item>
              <text:p text:style-name="P4">이클립스에서 TeamViewClient를 선택하고 Run(shift+F11) 합니다.</text:p>
            </text:list-item>
            <text:list-item>
              <text:p text:style-name="P4">화면 구현 실행완료</text:p>
            </text:list-item>
          </text:list>
          <text:p text:style-name="P3"><text:span text:style-name="T1"/></text:p>
          <text:p text:style-name="P3"><text:soft-page-break/><text:line-break/>실행 화면.jpg</text:p>
          <text:h text:style-name="P16" text:outline-level="2">압축파일내 파일목록</text:h>
          <text:p text:style-name="P3">TeamViewer2.zip – <text:span text:style-name="T1">팩키지내 소스를 압축한 파일</text:span><text:line-break/>실행화면.jpg <text:s text:c="8"/>- <text:span text:style-name="T1">소스 실행시킨후 구현된 실행화면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¸¼Àº °íµñ" svg:font-family="'¸¼Àº °íµñ'"/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바탕1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. .</meta:initial-creator>
    <meta:creation-date>2016-10-29T21:37:51.94</meta:creation-date>
    <dc:date>2016-10-29T22:48:39.44</dc:date>
    <dc:creator>. .</dc:creator>
    <meta:editing-duration>PT55M31S</meta:editing-duration>
    <meta:editing-cycles>8</meta:editing-cycles>
    <meta:generator>OpenOffice/4.1.2$Win32 OpenOffice.org_project/412m3$Build-9782</meta:generator>
    <meta:document-statistic meta:table-count="0" meta:image-count="0" meta:object-count="0" meta:page-count="3" meta:paragraph-count="58" meta:word-count="529" meta:character-count="1797"/>
  </office:meta>
</office:document-meta>
</file>